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1"/>
        <table:table-column table:style-name="co4" table:number-columns-repeated="4" table:default-cell-style-name="ce12"/>
        <table:table-column table:style-name="co4" table:number-columns-repeated="3" table:default-cell-style-name="ce14"/>
        <table:table-column table:style-name="co5" table:default-cell-style-name="ce15"/>
        <table:table-column table:style-name="co4" table:number-columns-repeated="3" table:default-cell-style-name="ce18"/>
        <table:table-column table:style-name="co4" table:default-cell-style-name="ce12"/>
        <table:table-column table:style-name="co4" table:number-columns-repeated="3" table:default-cell-style-name="ce18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3" table:default-cell-style-name="ce18"/>
        <table:table-column table:style-name="co4" table:default-cell-style-name="ce12"/>
        <table:table-column table:style-name="co4" table:number-columns-repeated="3" table:default-cell-style-name="ce19"/>
        <table:table-column table:style-name="co4" table:number-columns-repeated="3" table:default-cell-style-name="Default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okingham 2011</text:p>
          </table:table-cell>
          <table:table-cell table:style-name="ce6" table:number-columns-repeated="2"/>
          <table:table-cell table:style-name="ce2" table:formula="of:=SUM([.E3:.E27])" office:value-type="float" office:value="18">
            <text:p>18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number-columns-repeated="10"/>
          <table:table-cell table:style-name="ce16" office:value-type="string">
            <text:p>2<text:span text:style-name="T1">nd</text:span> Candidate</text:p>
          </table:table-cell>
          <table:table-cell table:number-columns-repeated="10"/>
          <table:table-cell table:style-name="ce16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10" office:value-type="string">
            <text:p>Con</text:p>
          </table:table-cell>
          <table:table-cell table:style-name="ce10" office:value-type="string">
            <text:p>Lab</text:p>
          </table:table-cell>
          <table:table-cell table:style-name="ce10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Arborfiel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Barkham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745">
            <text:p>745</text:p>
          </table:table-cell>
          <table:table-cell/>
          <table:table-cell office:value-type="float" office:value="393">
            <text:p>393</text:p>
          </table:table-cell>
          <table:table-cell table:number-columns-repeated="7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Bulmershe &amp; Whitegate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54">
            <text:p>1,154</text:p>
          </table:table-cell>
          <table:table-cell office:value-type="float" office:value="661">
            <text:p>661</text:p>
          </table:table-cell>
          <table:table-cell office:value-type="float" office:value="1050">
            <text:p>1,050</text:p>
          </table:table-cell>
          <table:table-cell office:value-type="float" office:value="121">
            <text:p>121</text:p>
          </table:table-cell>
          <table:table-cell office:value-type="float" office:value="176">
            <text:p>176</text:p>
          </table:table-cell>
          <table:table-cell table:number-columns-repeated="5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harvil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table:number-columns-repeated="9"/>
          <table:table-cell table:style-name="ce12"/>
          <table:table-cell table:number-columns-repeated="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oronati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403">
            <text:p>1,403</text:p>
          </table:table-cell>
          <table:table-cell office:value-type="float" office:value="298">
            <text:p>298</text:p>
          </table:table-cell>
          <table:table-cell office:value-type="float" office:value="634">
            <text:p>634</text:p>
          </table:table-cell>
          <table:table-cell table:number-columns-repeated="4"/>
          <table:table-cell table:style-name="ce12"/>
          <table:table-cell table:number-columns-repeated="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Emmbrook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863">
            <text:p>1,863</text:p>
          </table:table-cell>
          <table:table-cell office:value-type="float" office:value="444">
            <text:p>444</text:p>
          </table:table-cell>
          <table:table-cell office:value-type="float" office:value="741">
            <text:p>741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table:style-name="ce12"/>
          <table:table-cell table:number-columns-repeated="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Evendon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778">
            <text:p>1,778</text:p>
          </table:table-cell>
          <table:table-cell office:value-type="float" office:value="413">
            <text:p>413</text:p>
          </table:table-cell>
          <table:table-cell office:value-type="float" office:value="703">
            <text:p>703</text:p>
          </table:table-cell>
          <table:table-cell/>
          <table:table-cell office:value-type="float" office:value="278">
            <text:p>278</text:p>
          </table:table-cell>
          <table:table-cell table:number-columns-repeated="2"/>
          <table:table-cell table:style-name="ce12"/>
          <table:table-cell table:number-columns-repeated="2"/>
          <table:table-cell table:style-name="ce14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4"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Finchampstead Nor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9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Finchampstead Sou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9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Hawked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486">
            <text:p>1,486</text:p>
          </table:table-cell>
          <table:table-cell office:value-type="float" office:value="458">
            <text:p>458</text:p>
          </table:table-cell>
          <table:table-cell office:value-type="float" office:value="731">
            <text:p>731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illsid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853">
            <text:p>1,853</text:p>
          </table:table-cell>
          <table:table-cell office:value-type="float" office:value="501">
            <text:p>501</text:p>
          </table:table-cell>
          <table:table-cell office:value-type="float" office:value="548">
            <text:p>548</text:p>
          </table:table-cell>
          <table:table-cell office:value-type="float" office:value="294">
            <text:p>294</text:p>
          </table:table-cell>
          <table:table-cell table:number-columns-repeated="3"/>
          <table:table-cell table:style-name="ce12" table:number-columns-repeated="2"/>
          <table:table-cell table:number-columns-repeated="2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Hurst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table:number-columns-repeated="9"/>
          <table:table-cell table:style-name="ce12" table:number-columns-repeated="2"/>
          <table:table-cell table:number-columns-repeated="2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Lodd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88">
            <text:p>1,288</text:p>
          </table:table-cell>
          <table:table-cell office:value-type="float" office:value="375">
            <text:p>375</text:p>
          </table:table-cell>
          <table:table-cell office:value-type="float" office:value="975">
            <text:p>975</text:p>
          </table:table-cell>
          <table:table-cell office:value-type="float" office:value="176">
            <text:p>176</text:p>
          </table:table-cell>
          <table:table-cell table:number-columns-repeated="3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aiden Erleg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626">
            <text:p>1,626</text:p>
          </table:table-cell>
          <table:table-cell office:value-type="float" office:value="579">
            <text:p>579</text:p>
          </table:table-cell>
          <table:table-cell office:value-type="float" office:value="725">
            <text:p>725</text:p>
          </table:table-cell>
          <table:table-cell office:value-type="float" office:value="295">
            <text:p>295</text:p>
          </table:table-cell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Norrey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630">
            <text:p>1,630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/>
          <table:table-cell office:value-type="float" office:value="230">
            <text:p>230</text:p>
          </table:table-cell>
          <table:table-cell table:number-columns-repeated="3"/>
          <table:table-cell office:value-type="float" office:value="283">
            <text:p>283</text:p>
          </table:table-cell>
          <table:table-cell table:number-columns-repeated="2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Remenham, Wargrave &amp; Ruscomb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hinfield North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21">
            <text:p>421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hinfield Sou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96">
            <text:p>1,296</text:p>
          </table:table-cell>
          <table:table-cell/>
          <table:table-cell office:value-type="float" office:value="287">
            <text:p>287</text:p>
          </table:table-cell>
          <table:table-cell office:value-type="float" office:value="507">
            <text:p>507</text:p>
          </table:table-cell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Sonning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977">
            <text:p>977</text:p>
          </table:table-cell>
          <table:table-cell office:value-type="float" office:value="168">
            <text:p>168</text:p>
          </table:table-cell>
          <table:table-cell/>
          <table:table-cell office:value-type="float" office:value="136">
            <text:p>136</text:p>
          </table:table-cell>
          <table:table-cell office:value-type="float" office:value="67">
            <text:p>67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outh Lak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606">
            <text:p>606</text:p>
          </table:table-cell>
          <table:table-cell office:value-type="float" office:value="315">
            <text:p>315</text:p>
          </table:table-cell>
          <table:table-cell office:value-type="float" office:value="828">
            <text:p>828</text:p>
          </table:table-cell>
          <table:table-cell office:value-type="float" office:value="119">
            <text:p>119</text:p>
          </table:table-cell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Swallowfield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table:number-columns-repeated="13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4"/>
          <table:table-cell office:value-type="string">
            <text:p>Twyford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75">
            <text:p>875</text:p>
          </table:table-cell>
          <table:table-cell office:value-type="float" office:value="203">
            <text:p>203</text:p>
          </table:table-cell>
          <table:table-cell office:value-type="float" office:value="1281">
            <text:p>1,281</text:p>
          </table:table-cell>
          <table:table-cell office:value-type="float" office:value="118">
            <text:p>118</text:p>
          </table:table-cell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4"/>
          <table:table-cell office:value-type="string">
            <text:p>Wescott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25">
            <text:p>1,125</text:p>
          </table:table-cell>
          <table:table-cell office:value-type="float" office:value="268">
            <text:p>268</text:p>
          </table:table-cell>
          <table:table-cell office:value-type="float" office:value="426">
            <text:p>426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Winners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84">
            <text:p>1,284</text:p>
          </table:table-cell>
          <table:table-cell office:value-type="float" office:value="287">
            <text:p>287</text:p>
          </table:table-cell>
          <table:table-cell office:value-type="float" office:value="1212">
            <text:p>1,212</text:p>
          </table:table-cell>
          <table:table-cell office:value-type="float" office:value="73">
            <text:p>73</text:p>
          </table:table-cell>
          <table:table-cell office:value-type="float" office:value="176">
            <text:p>176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okingham Without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2049">
            <text:p>2,049</text:p>
          </table:table-cell>
          <table:table-cell office:value-type="float" office:value="333">
            <text:p>333</text:p>
          </table:table-cell>
          <table:table-cell office:value-type="float" office:value="360">
            <text:p>360</text:p>
          </table:table-cell>
          <table:table-cell/>
          <table:table-cell office:value-type="float" office:value="243">
            <text:p>243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 table:number-columns-repeated="17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1">
          <table:table-cell table:style-name="ce5" office:value-type="date" office:date-value="2011-07-21">
            <text:p>21/07/11</text:p>
          </table:table-cell>
          <table:table-cell office:value-type="string">
            <text:p>Remenham, Wagrave &amp; Ruscombe</text:p>
          </table:table-cell>
          <table:table-cell table:style-name="ce2" office:value-type="string">
            <text:p>B/E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50">
            <text:p>850</text:p>
          </table:table-cell>
          <table:table-cell office:value-type="float" office:value="94">
            <text:p>94</text:p>
          </table:table-cell>
          <table:table-cell office:value-type="float" office:value="272">
            <text:p>27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number-columns-repeated="6"/>
          <table:table-cell table:style-name="ce12" table:number-columns-repeated="3"/>
          <table:table-cell/>
          <table:table-cell table:style-name="ce12" table:number-columns-repeated="3"/>
          <table:table-cell table:style-name="ce14" table:number-columns-repeated="3"/>
          <table:table-cell/>
          <table:table-cell table:style-name="ce12" table:number-columns-repeated="3"/>
          <table:table-cell/>
          <table:table-cell table:style-name="ce11" table:number-columns-repeated="3"/>
          <table:table-cell table:style-name="ce4" table:number-columns-repeated="3"/>
        </table:table-row>
        <table:table-row table:style-name="ro2">
          <table:table-cell table:number-columns-repeated="38"/>
        </table:table-row>
        <table:table-row table:style-name="ro1">
          <table:table-cell table:style-name="ce3" office:value-type="string">
            <text:p>Notes</text:p>
          </table:table-cell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36"/>
        </table:table-row>
        <table:table-row table:style-name="ro1" table:number-rows-repeated="65022">
          <table:table-cell table:number-columns-repeated="38"/>
        </table:table-row>
        <table:table-row table:style-name="ro1" table:number-rows-repeated="421">
          <table:table-cell table:number-columns-repeated="6"/>
          <table:table-cell table:style-name="ce4" table:number-columns-repeated="3"/>
          <table:table-cell table:style-name="ce14" table:number-columns-repeated="4"/>
          <table:table-cell table:number-columns-repeated="4"/>
          <table:table-cell table:style-name="ce15" table:number-columns-repeated="3"/>
          <table:table-cell table:style-name="ce14"/>
          <table:table-cell table:style-name="ce15" table:number-columns-repeated="3"/>
          <table:table-cell table:number-columns-repeated="4"/>
          <table:table-cell table:style-name="ce15" table:number-columns-repeated="3"/>
          <table:table-cell table:style-name="ce14"/>
          <table:table-cell table:style-name="Default" table:number-columns-repeated="3"/>
          <table:table-cell table:number-columns-repeated="3"/>
        </table:table-row>
        <table:table-row table:style-name="ro1" table:number-rows-repeated="61">
          <table:table-cell table:number-columns-repeated="6"/>
          <table:table-cell table:style-name="Default" table:number-columns-repeated="3"/>
          <table:table-cell table:style-name="ce15" table:number-columns-repeated="7"/>
          <table:table-cell/>
          <table:table-cell table:style-name="ce15" table:number-columns-repeated="7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5" table:number-columns-repeated="7"/>
          <table:table-cell/>
          <table:table-cell table:style-name="ce15" table:number-columns-repeated="7"/>
          <table:table-cell table:number-columns-repeated="4"/>
          <table:table-cell table:style-name="ce15" table:number-columns-repeated="4"/>
          <table:table-cell table:style-name="Default" table:number-columns-repeated="3"/>
          <table:table-cell table:number-columns-repeated="3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1"/>
        <table:table-column table:style-name="co5" table:default-cell-style-name="ce23"/>
        <table:table-column table:style-name="co4" table:number-columns-repeated="3" table:default-cell-style-name="ce23"/>
        <table:table-column table:style-name="co4" table:default-cell-style-name="ce21"/>
        <table:table-column table:style-name="co4" table:number-columns-repeated="6" table:default-cell-style-name="ce23"/>
        <table:table-column table:style-name="co5" table:default-cell-style-name="ce23"/>
        <table:table-column table:style-name="co4" table:number-columns-repeated="3" table:default-cell-style-name="ce23"/>
        <table:table-column table:style-name="co4" table:default-cell-style-name="ce21"/>
        <table:table-column table:style-name="co4" table:number-columns-repeated="6" table:default-cell-style-name="ce6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Wokingham</text:p>
          </table:table-cell>
          <table:table-cell table:style-name="ce6" table:number-columns-repeated="2"/>
          <table:table-cell table:style-name="ce2" table:formula="of:=SUM([.E3:.E27])" office:value-type="float" office:value="18">
            <text:p>18</text:p>
          </table:table-cell>
          <table:table-cell/>
          <table:table-cell table:style-name="ce9" office:value-type="string">
            <text:p>1<text:span text:style-name="T1">st</text:span> Candidate</text:p>
          </table:table-cell>
          <table:table-cell table:number-columns-repeated="10"/>
          <table:table-cell table:style-name="ce16" office:value-type="string">
            <text:p>2<text:span text:style-name="T1">nd</text:span> Candidate</text:p>
          </table:table-cell>
          <table:table-cell table:number-columns-repeated="10"/>
          <table:table-cell table:style-name="ce16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7" office:value-type="string">
            <text:p>Last</text:p>
          </table:table-cell>
          <table:table-cell table:style-name="ce7" office:value-type="string">
            <text:p>Next</text:p>
          </table:table-cell>
          <table:table-cell table:style-name="ce7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6" office:value-type="string">
            <text:p>Con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6" office:value-type="string">
            <text:p>UKIP</text:p>
          </table:table-cell>
          <table:table-cell table:style-name="ce16" office:value-type="string">
            <text:p>BNP</text:p>
          </table:table-cell>
          <table:table-cell table:style-name="ce16" office:value-type="string">
            <text:p>ED</text:p>
          </table:table-cell>
          <table:table-cell table:style-name="ce16" office:value-type="string">
            <text:p>Res</text:p>
          </table:table-cell>
          <table:table-cell table:style-name="ce16" office:value-type="string">
            <text:p>Ind</text:p>
          </table:table-cell>
          <table:table-cell table:style-name="ce16" office:value-type="string">
            <text:p>Oth</text:p>
          </table:table-cell>
          <table:table-cell/>
          <table:table-cell table:style-name="ce16" office:value-type="string">
            <text:p>Con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4" office:value-type="string">
            <text:p>UKIP</text:p>
          </table:table-cell>
          <table:table-cell table:style-name="ce24" office:value-type="string">
            <text:p>BNP</text:p>
          </table:table-cell>
          <table:table-cell table:style-name="ce24" office:value-type="string">
            <text:p>ED</text:p>
          </table:table-cell>
          <table:table-cell table:style-name="ce24" office:value-type="string">
            <text:p>Res</text:p>
          </table:table-cell>
          <table:table-cell table:style-name="ce24" office:value-type="string">
            <text:p>Ind</text:p>
          </table:table-cell>
          <table:table-cell table:style-name="ce24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Arborfiel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12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Barkham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hn Stuart Kaiser</text:p>
          </table:table-cell>
          <table:table-cell/>
          <table:table-cell office:value-type="string">
            <text:p>Stephen Paul Bacon</text:p>
          </table:table-cell>
          <table:table-cell table:number-columns-repeated="7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Bulmershe &amp; Whitegate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ahid Younis</text:p>
          </table:table-cell>
          <table:table-cell office:value-type="string">
            <text:p>Kyriakos Fiakkas</text:p>
          </table:table-cell>
          <table:table-cell office:value-type="string">
            <text:p>Lesley Marie Hayward</text:p>
          </table:table-cell>
          <table:table-cell office:value-type="string">
            <text:p>Adrian Windisch</text:p>
          </table:table-cell>
          <table:table-cell office:value-type="string">
            <text:p>Peter Stewart Jackson</text:p>
          </table:table-cell>
          <table:table-cell table:number-columns-repeated="5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Charvil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table:number-columns-repeated="12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Coronati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ate Haines</text:p>
          </table:table-cell>
          <table:table-cell office:value-type="string">
            <text:p>Pippa White</text:p>
          </table:table-cell>
          <table:table-cell office:value-type="string">
            <text:p>Paddy Power</text:p>
          </table:table-cell>
          <table:table-cell table:number-columns-repeated="7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Emmbrook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 Mirfin</text:p>
          </table:table-cell>
          <table:table-cell office:value-type="string">
            <text:p>Paul Grant Sharples</text:p>
          </table:table-cell>
          <table:table-cell office:value-type="string">
            <text:p>Jeremy Stephen Harley</text:p>
          </table:table-cell>
          <table:table-cell/>
          <table:table-cell office:value-type="string">
            <text:p>Stella Hermoine Howell</text:p>
          </table:table-cell>
          <table:table-cell table:number-columns-repeated="5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Evendon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opher John Bowring</text:p>
          </table:table-cell>
          <table:table-cell office:value-type="string">
            <text:p>Tony Skuse</text:p>
          </table:table-cell>
          <table:table-cell office:value-type="string">
            <text:p>Carolyn Constance Dooley</text:p>
          </table:table-cell>
          <table:table-cell/>
          <table:table-cell office:value-type="string">
            <text:p>Mike Spencer</text:p>
          </table:table-cell>
          <table:table-cell table:number-columns-repeated="5"/>
          <table:table-cell table:style-name="ce21" table:number-columns-repeated="4"/>
          <table:table-cell/>
          <table:table-cell table:style-name="ce21" table:number-columns-repeated="10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Finchampstead Nor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13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Finchampstead Sou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13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Hawked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im Holton</text:p>
          </table:table-cell>
          <table:table-cell office:value-type="string">
            <text:p>Neville Herbert Waites</text:p>
          </table:table-cell>
          <table:table-cell office:value-type="string">
            <text:p>Anthony Paul Vick</text:p>
          </table:table-cell>
          <table:table-cell table:number-columns-repeated="8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Hillsid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rman Jorgenson</text:p>
          </table:table-cell>
          <table:table-cell office:value-type="string">
            <text:p>David Andrew Sharp</text:p>
          </table:table-cell>
          <table:table-cell office:value-type="string">
            <text:p>Muir Mohammed Ahmed</text:p>
          </table:table-cell>
          <table:table-cell office:value-type="string">
            <text:p>Andrew John Turley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2">
          <table:table-cell table:style-name="ce3"/>
          <table:table-cell office:value-type="string">
            <text:p>Hurst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table:number-columns-repeated="13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Loddon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dul Loyes</text:p>
          </table:table-cell>
          <table:table-cell office:value-type="string">
            <text:p>Roger Clive Hayes</text:p>
          </table:table-cell>
          <table:table-cell office:value-type="string">
            <text:p>Tom McCann</text:p>
          </table:table-cell>
          <table:table-cell office:value-type="string">
            <text:p>Andrew Bevan James Sansom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Maiden Erleg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Druce Chopping</text:p>
          </table:table-cell>
          <table:table-cell office:value-type="string">
            <text:p>Jacquelina Earla Rupert</text:p>
          </table:table-cell>
          <table:table-cell office:value-type="string">
            <text:p>David Hare</text:p>
          </table:table-cell>
          <table:table-cell office:value-type="string">
            <text:p>Nicholas Marshall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Norreys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istair Auty</text:p>
          </table:table-cell>
          <table:table-cell office:value-type="string">
            <text:p>Mary Gascoyne</text:p>
          </table:table-cell>
          <table:table-cell office:value-type="string">
            <text:p>John Charles Bray</text:p>
          </table:table-cell>
          <table:table-cell/>
          <table:table-cell office:value-type="string">
            <text:p>Keith John Knight</text:p>
          </table:table-cell>
          <table:table-cell table:number-columns-repeated="3"/>
          <table:table-cell office:value-type="string">
            <text:p>Robin Peter Oakley Smith</text:p>
          </table:table-cell>
          <table:table-cell table:number-columns-repeated="2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Remenham, Wargrave &amp; Ruscomb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table:number-columns-repeated="13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Shinfield North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rry Batth</text:p>
          </table:table-cell>
          <table:table-cell office:value-type="string">
            <text:p>Christopher Bertrand</text:p>
          </table:table-cell>
          <table:table-cell office:value-type="string">
            <text:p>Steven Scarrott</text:p>
          </table:table-cell>
          <table:table-cell office:value-type="string">
            <text:p>Ann Louise Bowen-Jones</text:p>
          </table:table-cell>
          <table:table-cell office:value-type="string">
            <text:p>Joan Huntley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3"/>
          <table:table-cell office:value-type="string">
            <text:p>Shinfield Sout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thony James Pollock</text:p>
          </table:table-cell>
          <table:table-cell/>
          <table:table-cell office:value-type="string">
            <text:p>Imogen Shepherd-Dubey</text:p>
          </table:table-cell>
          <table:table-cell office:value-type="string">
            <text:p>Marjory Diane Bissett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/>
          <table:table-cell office:value-type="string">
            <text:p>Sonning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ke Haines</text:p>
          </table:table-cell>
          <table:table-cell office:value-type="string">
            <text:p>Philippa Margaret Mary Hills</text:p>
          </table:table-cell>
          <table:table-cell/>
          <table:table-cell office:value-type="string">
            <text:p>John Sylvester Prior</text:p>
          </table:table-cell>
          <table:table-cell office:value-type="string">
            <text:p>Geoff Bulpitt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/>
          <table:table-cell office:value-type="string">
            <text:p>South Lake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 Smith</text:p>
          </table:table-cell>
          <table:table-cell office:value-type="string">
            <text:p>Ian Reginald Hills</text:p>
          </table:table-cell>
          <table:table-cell office:value-type="string">
            <text:p>Kay Margaret Hilder</text:p>
          </table:table-cell>
          <table:table-cell office:value-type="string">
            <text:p>Julia Tracy May Titus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/>
          <table:table-cell office:value-type="string">
            <text:p>Swallowfield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4">
            <text:p>2014</text:p>
          </table:table-cell>
          <table:table-cell table:number-columns-repeated="13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4"/>
          <table:table-cell office:value-type="string">
            <text:p>Twyford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m Kenneth Hawkins</text:p>
          </table:table-cell>
          <table:table-cell office:value-type="string">
            <text:p>Roy George Mantel</text:p>
          </table:table-cell>
          <table:table-cell office:value-type="string">
            <text:p>Dee Tomlin</text:p>
          </table:table-cell>
          <table:table-cell office:value-type="string">
            <text:p>Andrew George Heape</text:p>
          </table:table-cell>
          <table:table-cell table:number-columns-repeated="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4"/>
          <table:table-cell office:value-type="string">
            <text:p>Wescott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ulian Paul McGhee-Sumner</text:p>
          </table:table-cell>
          <table:table-cell office:value-type="string">
            <text:p>John Woodward</text:p>
          </table:table-cell>
          <table:table-cell office:value-type="string">
            <text:p>David Raymond Vaughan</text:p>
          </table:table-cell>
          <table:table-cell office:value-type="string">
            <text:p>Martyn Graeme Foss</text:p>
          </table:table-cell>
          <table:table-cell office:value-type="string">
            <text:p>Marcus Heath Ellis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/>
          <table:table-cell office:value-type="string">
            <text:p>Winnersh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 Adrian Houldsworth</text:p>
          </table:table-cell>
          <table:table-cell office:value-type="string">
            <text:p>John Robert Baker</text:p>
          </table:table-cell>
          <table:table-cell office:value-type="string">
            <text:p>Rachelle Shepherd-Dubey</text:p>
          </table:table-cell>
          <table:table-cell office:value-type="string">
            <text:p>Omar Hamid</text:p>
          </table:table-cell>
          <table:table-cell office:value-type="string">
            <text:p>Tony Pollock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/>
          <table:table-cell office:value-type="string">
            <text:p>Wokingham Without</text:p>
          </table:table-cell>
          <table:table-cell table:style-name="ce8" office:value-type="float" office:value="2010">
            <text:p>2010</text:p>
          </table:table-cell>
          <table:table-cell table:style-name="ce8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Walter Sleight</text:p>
          </table:table-cell>
          <table:table-cell office:value-type="string">
            <text:p>Tim Jinkerson</text:p>
          </table:table-cell>
          <table:table-cell office:value-type="string">
            <text:p>Roland Henry Cundy</text:p>
          </table:table-cell>
          <table:table-cell/>
          <table:table-cell office:value-type="string">
            <text:p>Graham Widdows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2">
          <table:table-cell table:number-columns-repeated="17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1">
          <table:table-cell table:style-name="ce5" office:value-type="date" office:date-value="2011-07-21">
            <text:p>21/07/11</text:p>
          </table:table-cell>
          <table:table-cell office:value-type="string">
            <text:p>Remenham, Wagrave &amp; Ruscombe</text:p>
          </table:table-cell>
          <table:table-cell table:style-name="ce2" office:value-type="string">
            <text:p>B/E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50">
            <text:p>850</text:p>
          </table:table-cell>
          <table:table-cell office:value-type="float" office:value="94">
            <text:p>94</text:p>
          </table:table-cell>
          <table:table-cell office:value-type="float" office:value="272">
            <text:p>27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number-columns-repeated="6"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3"/>
          <table:table-cell/>
          <table:table-cell table:style-name="ce20" table:number-columns-repeated="6"/>
        </table:table-row>
        <table:table-row table:style-name="ro2">
          <table:table-cell table:number-columns-repeated="38"/>
        </table:table-row>
        <table:table-row table:style-name="ro1">
          <table:table-cell table:style-name="ce3" office:value-type="string">
            <text:p>Notes</text:p>
          </table:table-cell>
          <table:table-cell table:number-columns-repeated="5"/>
          <table:table-cell office:value-type="string">
            <text:p>Gary Cowan</text:p>
          </table:table-cell>
          <table:table-cell/>
          <table:table-cell office:value-type="string">
            <text:p>Stephen Paul Bacon</text:p>
          </table:table-cell>
          <table:table-cell/>
          <table:table-cell office:value-type="string">
            <text:p>Joan Huntley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1">
          <table:table-cell table:number-columns-repeated="6"/>
          <table:table-cell office:value-type="string">
            <text:p>Shahid Younis</text:p>
          </table:table-cell>
          <table:table-cell office:value-type="string">
            <text:p>Greg Bello</text:p>
          </table:table-cell>
          <table:table-cell office:value-type="string">
            <text:p>SamRahmouni</text:p>
          </table:table-cell>
          <table:table-cell office:value-type="string">
            <text:p>Adrian Windish</text:p>
          </table:table-cell>
          <table:table-cell office:value-type="string">
            <text:p>Peter Stewart Jackson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1">
          <table:table-cell table:number-columns-repeated="6"/>
          <table:table-cell office:value-type="string">
            <text:p>Keith James Baker</text:p>
          </table:table-cell>
          <table:table-cell office:value-type="string">
            <text:p>Pippa White</text:p>
          </table:table-cell>
          <table:table-cell office:value-type="string">
            <text:p>Patrick Kearan Power</text:p>
          </table:table-cell>
          <table:table-cell office:value-type="string">
            <text:p>John Sylvester Power</text:p>
          </table:table-cell>
          <table:table-cell office:value-type="string">
            <text:p>Amy Louise Thornton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string">
            <text:p>Chris Singleton</text:p>
          </table:table-cell>
          <table:table-cell office:value-type="string">
            <text:p>Paul Grant Sharples</text:p>
          </table:table-cell>
          <table:table-cell office:value-type="string">
            <text:p>Jeremy Stephen Harley</text:p>
          </table:table-cell>
          <table:table-cell/>
          <table:table-cell office:value-type="string">
            <text:p>Ann Amanda Davis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string">
            <text:p>Alistair George Corrie</text:p>
          </table:table-cell>
          <table:table-cell office:value-type="string">
            <text:p>Tony Skuse</text:p>
          </table:table-cell>
          <table:table-cell office:value-type="string">
            <text:p>Carolyn Constance Dooley</text:p>
          </table:table-cell>
          <table:table-cell/>
          <table:table-cell office:value-type="string">
            <text:p>Mike Spencer</text:p>
          </table:table-cell>
          <table:table-cell table:number-columns-repeated="27"/>
        </table:table-row>
        <table:table-row table:style-name="ro2">
          <table:table-cell table:number-columns-repeated="6"/>
          <table:table-cell office:value-type="string">
            <text:p>Rob Stanton</text:p>
          </table:table-cell>
          <table:table-cell/>
          <table:table-cell office:value-type="string">
            <text:p>Jim May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>
            <text:p>Simon Philip Weeks</text:p>
          </table:table-cell>
          <table:table-cell office:value-type="string">
            <text:p>Clive Williams</text:p>
          </table:table-cell>
          <table:table-cell office:value-type="string">
            <text:p>Roland Henry Cundy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>
            <text:p>Michael John Firmager</text:p>
          </table:table-cell>
          <table:table-cell office:value-type="string">
            <text:p>Anthony Paul Vick</text:p>
          </table:table-cell>
          <table:table-cell table:number-columns-repeated="2"/>
          <table:table-cell office:value-type="string">
            <text:p>David Lamb</text:p>
          </table:table-cell>
          <table:table-cell table:number-columns-repeated="27"/>
        </table:table-row>
        <table:table-row table:style-name="ro2">
          <table:table-cell table:number-columns-repeated="6"/>
          <table:table-cell office:value-type="string">
            <text:p>Andrew Terence Bradley</text:p>
          </table:table-cell>
          <table:table-cell office:value-type="string">
            <text:p>David Andrew Sharp</text:p>
          </table:table-cell>
          <table:table-cell office:value-type="string">
            <text:p>David Hare</text:p>
          </table:table-cell>
          <table:table-cell table:number-columns-repeated="6"/>
          <table:table-cell office:value-type="string">
            <text:p>Top Cat Owen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1">
          <table:table-cell table:number-columns-repeated="6"/>
          <table:table-cell office:value-type="string">
            <text:p>Abdul Loyes</text:p>
          </table:table-cell>
          <table:table-cell office:value-type="string">
            <text:p>Roger Clive Hayes</text:p>
          </table:table-cell>
          <table:table-cell office:value-type="string">
            <text:p>Sue Smith</text:p>
          </table:table-cell>
          <table:table-cell office:value-type="string">
            <text:p>Andrew Bevan James Sansom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>
            <text:p>Paul Stanley Swaddle</text:p>
          </table:table-cell>
          <table:table-cell office:value-type="string">
            <text:p>Jacquelina Earla Rupert</text:p>
          </table:table-cell>
          <table:table-cell office:value-type="string">
            <text:p>John Robert Eastwell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>
            <text:p>David George Lee</text:p>
          </table:table-cell>
          <table:table-cell office:value-type="string">
            <text:p>Mary Gascoyne</text:p>
          </table:table-cell>
          <table:table-cell office:value-type="string">
            <text:p>David Raymond Vaughan</text:p>
          </table:table-cell>
          <table:table-cell/>
          <table:table-cell office:value-type="string">
            <text:p>Keith John Knight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string">
            <text:p>Bob Pitts</text:p>
          </table:table-cell>
          <table:table-cell office:value-type="string">
            <text:p>Richard James Fort</text:p>
          </table:table-cell>
          <table:table-cell office:value-type="string">
            <text:p>Martin George Alder</text:p>
          </table:table-cell>
          <table:table-cell table:number-columns-repeated="29"/>
        </table:table-row>
        <table:table-row table:style-name="ro2">
          <table:table-cell table:number-columns-repeated="38"/>
        </table:table-row>
        <table:table-row table:style-name="ro1">
          <table:table-cell table:number-columns-repeated="6"/>
          <table:table-cell office:value-type="string">
            <text:p>Barrie John Samuel Patman</text:p>
          </table:table-cell>
          <table:table-cell/>
          <table:table-cell office:value-type="string">
            <text:p>Elaine Spratling</text:p>
          </table:table-cell>
          <table:table-cell office:value-type="string">
            <text:p>Marjory Diane Bissett</text:p>
          </table:table-cell>
          <table:table-cell table:number-columns-repeated="28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6"/>
          <table:table-cell office:value-type="string">
            <text:p>Jenny Cheng</text:p>
          </table:table-cell>
          <table:table-cell office:value-type="string">
            <text:p>Ian Reginald Hills</text:p>
          </table:table-cell>
          <table:table-cell office:value-type="string">
            <text:p>Beth Rowland</text:p>
          </table:table-cell>
          <table:table-cell/>
          <table:table-cell office:value-type="string">
            <text:p>Martin Martinez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string">
            <text:p>Stuart Ian Munro</text:p>
          </table:table-cell>
          <table:table-cell/>
          <table:table-cell office:value-type="string">
            <text:p>Steven Scarrott</text:p>
          </table:table-cell>
          <table:table-cell/>
          <table:table-cell office:value-type="string">
            <text:p>Max Filmer Bowker</text:p>
          </table:table-cell>
          <table:table-cell table:number-columns-repeated="27"/>
        </table:table-row>
        <table:table-row table:style-name="ro2" table:number-rows-repeated="2">
          <table:table-cell table:number-columns-repeated="38"/>
        </table:table-row>
        <table:table-row table:style-name="ro1">
          <table:table-cell table:number-columns-repeated="6"/>
          <table:table-cell office:value-type="string">
            <text:p>John Stuart Kaiser</text:p>
          </table:table-cell>
          <table:table-cell office:value-type="string">
            <text:p>John Robert Baker</text:p>
          </table:table-cell>
          <table:table-cell office:value-type="string">
            <text:p>Prue Bray</text:p>
          </table:table-cell>
          <table:table-cell/>
          <table:table-cell office:value-type="string">
            <text:p>Tony Pollock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string">
            <text:p>Angus James Ross</text:p>
          </table:table-cell>
          <table:table-cell office:value-type="string">
            <text:p>Rosemary Chapman</text:p>
          </table:table-cell>
          <table:table-cell office:value-type="string">
            <text:p>Linda Wendy Higgs</text:p>
          </table:table-cell>
          <table:table-cell/>
          <table:table-cell office:value-type="string">
            <text:p>Graham Widdows</text:p>
          </table:table-cell>
          <table:table-cell table:number-columns-repeated="27"/>
        </table:table-row>
        <table:table-row table:style-name="ro1" table:number-rows-repeated="65419">
          <table:table-cell table:number-columns-repeated="38"/>
        </table:table-row>
        <table:table-row table:style-name="ro1" table:number-rows-repeated="61">
          <table:table-cell table:number-columns-repeated="6"/>
          <table:table-cell table:style-name="ce6" table:number-columns-repeated="3"/>
          <table:table-cell table:style-name="ce23" table:number-columns-repeated="7"/>
          <table:table-cell table:number-columns-repeated="4"/>
          <table:table-cell table:style-name="ce23"/>
          <table:table-cell table:number-columns-repeated="10"/>
          <table:table-cell table:style-name="ce23"/>
          <table:table-cell table:number-columns-repeated="6"/>
        </table:table-row>
        <table:table-row table:style-name="ro1">
          <table:table-cell table:number-columns-repeated="6"/>
          <table:table-cell table:style-name="ce6" table:number-columns-repeated="3"/>
          <table:table-cell table:style-name="ce23" table:number-columns-repeated="7"/>
          <table:table-cell table:number-columns-repeated="4"/>
          <table:table-cell table:style-name="ce23"/>
          <table:table-cell table:number-columns-repeated="10"/>
          <table:table-cell table:style-name="ce2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7/10/2012</text:date>, <text:time>14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7T14:52:39.06</dc:date>
    <meta:editing-duration>P1DT19H29M44S</meta:editing-duration>
    <meta:editing-cycles>104</meta:editing-cycles>
    <meta:generator>OpenOffice.org/3.4$Win32 OpenOffice.org_project/340m1$Build-9590</meta:generator>
    <meta:document-statistic meta:table-count="2" meta:cell-count="498" meta:object-count="0"/>
  </office:meta>
</office:document-meta>
</file>